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67753704">
          <text:deletion>
            <office:change-info>
              <dc:creator>Ashok Hariharan</dc:creator>
              <dc:date>2010-03-10T16:32:00</dc:date>
            </office:change-info>
            <text:p text:style-name="heading_5f_preface">NATIONAL</text:p>
          </text:deletion>
        </text:changed-region>
        <text:changed-region text:id="ct-1461348340">
          <text:insertion>
            <office:change-info>
              <dc:creator>Epanisitos Akaranga</dc:creator>
              <dc:date>2010-02-25T17:52:00</dc:date>
            </office:change-info>
          </text:insertion>
        </text:changed-region>
        <text:changed-region text:id="ct-1461348116">
          <text:insertion>
            <office:change-info>
              <dc:creator>Epanisitos Akaranga</dc:creator>
              <dc:date>2010-02-25T17:52:00</dc:date>
            </office:change-info>
          </text:insertion>
        </text:changed-region>
        <text:changed-region text:id="ct-1468548884">
          <text:deletion>
            <office:change-info>
              <dc:creator>Ashok Hariharan</dc:creator>
              <dc:date>2010-03-10T16:32:00</dc:date>
            </office:change-info>
            <text:p text:style-name="heading_5f_noticesofmotion">MOTIONS</text:p>
          </text:deletion>
        </text:changed-region>
        <text:changed-region text:id="ct-1461346996">
          <text:insertion>
            <office:change-info>
              <dc:creator>Epanisitos Akaranga</dc:creator>
              <dc:date>2010-02-25T17: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text:change text:change-id="ct-1467753704"/><text:s/>ASSEMBLY <text:change-start text:change-id="ct-1461348340"/>REPORT<text:change-end text:change-id="ct-1461348340"/></text:p>
          <text:p text:style-name="Standard"/>
          <text:p text:style-name="subheading_5f_preface"><text:tab/>OFFICIAL REPORT <text:change-start text:change-id="ct-1461348116"/>OF THE ASSEMBLY<text:change-end text:change-id="ct-1461348116"/></text:p>
          <text:p text:style-name="Standard"/>
          <text:p text:style-name="Standard"><text:tab/>Thursday 17th December 2008 </text:p>
          <text:p text:style-name="Standard"/>
          <text:p text:style-name="Standard"><text:tab/>The House met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882873478"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text:change text:change-id="ct-1468548884"/><text:s/></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text:change-start text:change-id="ct-1461346996"/>and third <text:change-end text:change-id="ct-1461346996"/>sessions of the Pan African Parliament of the African Union laid on the Table of this House on Thursday, 9th December, 2004. </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26M37S</meta:editing-duration>
    <meta:editing-cycles>5</meta:editing-cycles>
    <meta:generator>OpenOffice.org/3.1$Linux OpenOffice.org_project/310m19$Build-9420</meta:generator>
    <meta:initial-creator>Epanisitos Akaranga</meta:initial-creator>
    <dc:date>2010-03-10T16:32:26</dc:date>
    <dc:creator>Ashok Hariharan</dc:creator>
    <meta:document-statistic meta:table-count="0" meta:image-count="0" meta:object-count="0" meta:page-count="2" meta:paragraph-count="34" meta:word-count="288" meta:character-count="1804"/>
    <meta:user-defined meta:name="BungeniCountryCode">ke</meta:user-defined>
    <meta:user-defined meta:name="BungeniDocAuthor">Epanisitos Akaranga</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